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en" fo:country="GB" officeooo:rsid="00035d64" officeooo:paragraph-rsid="00035d64" style:font-size-asian="12pt" style:font-size-complex="12pt"/>
    </style:style>
    <style:style style:name="P2" style:family="paragraph" style:parent-style-name="Standard">
      <style:text-properties style:font-name="Liberation Serif" fo:font-size="12pt" fo:language="en" fo:country="GB" officeooo:rsid="0005f0db" officeooo:paragraph-rsid="0005f0db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GB" officeooo:rsid="0007a7fa" officeooo:paragraph-rsid="0007a7fa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GB" officeooo:rsid="000b4974" officeooo:paragraph-rsid="000b4974" style:font-size-asian="12pt" style:font-size-complex="12pt"/>
    </style:style>
    <style:style style:name="P5" style:family="paragraph" style:parent-style-name="Standard">
      <style:text-properties style:font-name="Liberation Serif" fo:font-size="12pt" fo:language="en" fo:country="GB" officeooo:rsid="000b4974" officeooo:paragraph-rsid="000cd881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GB" officeooo:rsid="000e6971" officeooo:paragraph-rsid="000e6971" style:font-size-asian="12pt" style:font-size-complex="12pt"/>
    </style:style>
    <style:style style:name="P7" style:family="paragraph" style:parent-style-name="Standard">
      <style:text-properties style:font-name="Liberation Serif" fo:font-size="12pt" fo:language="en" fo:country="GB" officeooo:rsid="000ed25e" officeooo:paragraph-rsid="000ed25e" style:font-size-asian="12pt" style:font-size-complex="12pt"/>
    </style:style>
    <style:style style:name="P8" style:family="paragraph" style:parent-style-name="Standard">
      <style:text-properties style:font-name="Liberation Serif" fo:font-size="12pt" fo:language="en" fo:country="GB" officeooo:rsid="001136ea" officeooo:paragraph-rsid="001136ea" style:font-size-asian="12pt" style:font-size-complex="12pt"/>
    </style:style>
    <style:style style:name="P9" style:family="paragraph" style:parent-style-name="Standard">
      <style:text-properties style:font-name="Liberation Serif" fo:font-size="12pt" fo:language="en" fo:country="GB" officeooo:rsid="0011f1fc" officeooo:paragraph-rsid="0011f1fc" style:font-size-asian="12pt" style:font-size-complex="12pt"/>
    </style:style>
    <style:style style:name="P10" style:family="paragraph" style:parent-style-name="Standard">
      <style:text-properties style:font-name="Liberation Serif" fo:font-size="12pt" fo:language="en" fo:country="GB" officeooo:rsid="0011f1fc" officeooo:paragraph-rsid="0013ead0" style:font-size-asian="12pt" style:font-size-complex="12pt"/>
    </style:style>
    <style:style style:name="P11" style:family="paragraph" style:parent-style-name="Standard">
      <style:text-properties style:font-name="Liberation Serif" fo:font-size="12pt" fo:language="en" fo:country="GB" officeooo:rsid="0011f587" officeooo:paragraph-rsid="0011f587" style:font-size-asian="12pt" style:font-size-complex="12pt"/>
    </style:style>
    <style:style style:name="P12" style:family="paragraph" style:parent-style-name="Standard">
      <style:text-properties style:font-name="Liberation Serif" fo:font-size="12pt" fo:language="en" fo:country="GB" officeooo:rsid="0013ead0" officeooo:paragraph-rsid="0013ead0" style:font-size-asian="12pt" style:font-size-complex="12pt"/>
    </style:style>
    <style:style style:name="P13" style:family="paragraph" style:parent-style-name="Standard">
      <style:text-properties style:font-name="Liberation Serif" fo:font-size="12pt" fo:language="en" fo:country="GB" officeooo:rsid="000cd881" officeooo:paragraph-rsid="000cd881" style:font-size-asian="12pt" style:font-size-complex="12pt"/>
    </style:style>
    <style:style style:name="P14" style:family="paragraph" style:parent-style-name="Standard">
      <style:text-properties style:font-name="Liberation Serif" fo:font-size="12pt" fo:language="en" fo:country="GB" officeooo:rsid="00155104" officeooo:paragraph-rsid="00155104" style:font-size-asian="12pt" style:font-size-complex="12pt"/>
    </style:style>
    <style:style style:name="P15" style:family="paragraph" style:parent-style-name="Standard">
      <style:text-properties style:font-name="Liberation Serif" fo:font-size="12pt" fo:language="en" fo:country="GB" officeooo:rsid="00170e8b" officeooo:paragraph-rsid="00170e8b" style:font-size-asian="12pt" style:font-size-complex="12pt"/>
    </style:style>
    <style:style style:name="P16" style:family="paragraph" style:parent-style-name="Standard">
      <style:text-properties style:font-name="Liberation Serif" fo:font-size="12pt" fo:language="en" fo:country="GB" officeooo:rsid="0017d97a" officeooo:paragraph-rsid="0017d97a" style:font-size-asian="12pt" style:font-size-complex="12pt"/>
    </style:style>
    <style:style style:name="P17" style:family="paragraph" style:parent-style-name="Standard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035d64" style:font-size-asian="12pt" style:font-size-complex="12pt"/>
    </style:style>
    <style:style style:name="P19" style:family="paragraph" style:parent-style-name="Standard">
      <style:text-properties style:font-name="Liberation Serif" fo:font-size="12pt" fo:language="en" fo:country="GB" officeooo:rsid="0017d97a" officeooo:paragraph-rsid="00155104" style:font-size-asian="12pt" style:font-size-complex="12pt"/>
    </style:style>
    <style:style style:name="T1" style:family="text">
      <style:text-properties officeooo:rsid="0003dd2d"/>
    </style:style>
    <style:style style:name="T2" style:family="text">
      <style:text-properties officeooo:rsid="0004ac84"/>
    </style:style>
    <style:style style:name="T3" style:family="text">
      <style:text-properties fo:language="en" fo:country="GB" officeooo:rsid="00035d64"/>
    </style:style>
    <style:style style:name="T4" style:family="text">
      <style:text-properties officeooo:rsid="0009491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cd881" style:font-style-asian="italic" style:font-style-complex="italic"/>
    </style:style>
    <style:style style:name="T8" style:family="text">
      <style:text-properties officeooo:rsid="000cd881"/>
    </style:style>
    <style:style style:name="T9" style:family="text">
      <style:text-properties officeooo:rsid="000ff9ba"/>
    </style:style>
    <style:style style:name="T10" style:family="text">
      <style:text-properties officeooo:rsid="00111a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officeooo:rsid="0013ead0"/>
    </style:style>
    <style:style style:name="T14" style:family="text">
      <style:text-properties officeooo:rsid="0015e80f"/>
    </style:style>
    <style:style style:name="T15" style:family="text">
      <style:text-properties officeooo:rsid="0017d97a"/>
    </style:style>
    <style:style style:name="T16" style:family="text">
      <style:text-properties officeooo:rsid="0017e9d4"/>
    </style:style>
    <style:style style:name="T17" style:family="text">
      <style:text-properties officeooo:rsid="001888d6"/>
    </style:style>
    <style:style style:name="T18" style:family="text">
      <style:text-properties officeooo:rsid="0018ce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 simple :</text:p>
      <text:p text:style-name="P1"><text:tab/>In general, everyday, never, sometimes, oftenly, regulary, usually + present simple</text:p>
      <text:p text:style-name="P1"/>
      <text:p text:style-name="P1">Present progressive (to be + verb-ing) :</text:p>
      <text:p text:style-name="P1"><text:tab/>Now, today, all this moment, near future</text:p>
      <text:p text:style-name="P1"/>
      <text:p text:style-name="P2">p.121</text:p>
      <text:p text:style-name="P18"><text:span text:style-name="T3">1. </text:span>It's seven o'clock and they <text:span text:style-name="T1">are going</text:span> to school now. (go) </text:p>
      <text:p text:style-name="P17">2. Mrs Cooper <text:span text:style-name="T1">is</text:span> in the restaurant every Sunday. (eat) </text:p>
      <text:p text:style-name="P17">3. Our cat never <text:span text:style-name="T1">jumps</text:span> on the kitchen table. (jump) </text:p>
      <text:p text:style-name="P17">4. Look! The men <text:span text:style-name="T1">is wearing</text:span> blue uniforms. (wear) </text:p>
      <text:p text:style-name="P17">5. Curt always <text:span text:style-name="T1">plays</text:span> his guitar in the afternoon. (play) </text:p>
      <text:p text:style-name="P17">6. The taxi <text:span text:style-name="T1">is waiting</text:span> for them at the moment. (wait) </text:p>
      <text:p text:style-name="P17">7. He always <text:span text:style-name="T1">helps</text:span> his grandmother in the coat. (help) </text:p>
      <text:p text:style-name="P17">8. They never <text:span text:style-name="T1">eat</text:span> very much. (eat) </text:p>
      <text:p text:style-name="P17">9. Listen! Bill <text:span text:style-name="T1">is playing</text:span> his electric guitar. (play) </text:p>
      <text:p text:style-name="P17">10. He <text:span text:style-name="T1">washes</text:span> his car every Sunday. (wash) </text:p>
      <text:p text:style-name="P17">11. The bell <text:span text:style-name="T1">rings</text:span> at seven o'clock every morning. (ring) </text:p>
      <text:p text:style-name="P17">12. They always <text:span text:style-name="T1">bring</text:span> their aunt a tree for Christmas. (bring) </text:p>
      <text:p text:style-name="P17">13. She <text:span text:style-name="T1">is wearing</text:span> a red pullover and black jeans today. (wear) </text:p>
      <text:p text:style-name="P17">14. The boys <text:span text:style-name="T1">are throwing</text:span> snowballs at the girls now. (throw) </text:p>
      <text:p text:style-name="P18"><text:span text:style-name="T3">15. </text:span>Mr Black <text:span text:style-name="T1">is walking</text:span> into the classroom at the moment. (walk) </text:p>
      <text:p text:style-name="P17">16. Listen! The baby <text:span text:style-name="T1">is crying</text:span>. (cry) </text:p>
      <text:p text:style-name="P17">17. Sue sometimes <text:span text:style-name="T1">has</text:span> an egg for breakfast. (have) </text:p>
      <text:p text:style-name="P17">18. We always <text:span text:style-name="T1">walk</text:span> to school, but today we <text:span text:style-name="T1">are taking</text:span> the bus. (walk / take) </text:p>
      <text:p text:style-name="P17">19. What are you doing? I <text:span text:style-name="T2">am cleaning</text:span> the dishes. (clean) </text:p>
      <text:p text:style-name="P17">20. I never <text:span text:style-name="T2">drink</text:span> beer. (drink)</text:p>
      <text:p text:style-name="P1"/>
      <text:p text:style-name="P1"/>
      <text:p text:style-name="P1"/>
      <text:p text:style-name="P3">A/An : not specific, countable <text:span text:style-name="T4">common </text:span>nouns</text:p>
      <text:p text:style-name="P3">The : specific, geography location</text:p>
      <text:p text:style-name="P4"/>
      <text:p text:style-name="P4">p.83 B.7.</text:p>
      <text:p text:style-name="P4">Draw <text:span text:style-name="T5">a</text:span> circle. <text:span text:style-name="T5">The</text:span> circle represents <text:span text:style-name="T5">the</text:span> known world. At the turn of the first millennium, people thought there were three continents surrounded by <text:span text:style-name="T5">a</text:span> great ocean. Draw <text:span text:style-name="T5">a</text:span> dot at <text:span text:style-name="T5">the</text:span> centre of <text:span text:style-name="T5">the</text:span> circle. On T-O maps of the time, <text:span text:style-name="T5">the</text:span> dot represents <text:span text:style-name="T5">the</text:span> city of Jerusalem. Now draw <text:span text:style-name="T5">a</text:span> vertical line from <text:span text:style-name="T5">the</text:span> dot to <text:span text:style-name="T5">the</text:span> bottom of <text:span text:style-name="T5">the</text:span> circle. <text:span text:style-name="T5">The</text:span> line represents <text:span text:style-name="T5">the</text:span> Mediterranean Sea.</text:p>
      <text:p text:style-name="P4"/>
      <text:p text:style-name="P4">p.83 B.9.</text:p>
      <text:p text:style-name="P5">On n'utilise pas <text:span text:style-name="T6">the</text:span> quand : </text:p>
      <text:p text:style-name="P5"><text:tab/>il y a risque de confusion (couleurs)</text:p>
      <text:p text:style-name="P13"><text:tab/>un mont (pas une chaîne de montagnes)</text:p>
      <text:p text:style-name="P5"><text:tab/><text:span text:style-name="T8">nom de pays/continent (</text:span><text:span text:style-name="T7">the US</text:span><text:span text:style-name="T8"> parce que </text:span><text:span text:style-name="T7">states</text:span><text:span text:style-name="T8"> est un nom, idem pour </text:span><text:span text:style-name="T7">the North Sea</text:span><text:span text:style-name="T8">)</text:span></text:p>
      <text:p text:style-name="P5"/>
      <text:p text:style-name="P5"/>
      <text:p text:style-name="P5"/>
      <text:p text:style-name="P6">Used to : habitude, qqch de familier</text:p>
      <text:p text:style-name="P7">p.89 A.1.</text:p>
      <text:p text:style-name="P7">The Danube is nowhere near as long as the Amazon.</text:p>
      <text:p text:style-name="P7">The higher you climb, </text:p>
      <text:p text:style-name="P7"/>
      <text:p text:style-name="P7"><text:soft-page-break/>p.89 A.2.</text:p>
      <text:p text:style-name="P7">1. I'm used to fly long-distance.</text:p>
      <text:p text:style-name="P7">2. I didn't used to like flying.</text:p>
      <text:p text:style-name="P7">3. Kevin is used to working nights.</text:p>
      <text:p text:style-name="P7">4. Ships <text:span text:style-name="T9">are </text:span>used to <text:span text:style-name="T9">be </text:span>ma<text:span text:style-name="T9">d</text:span>e of wood.</text:p>
      <text:p text:style-name="P7">5. I'm used to live abroad.</text:p>
      <text:p text:style-name="P7">6. Where did you used to live before moving here ?</text:p>
      <text:p text:style-name="P7">7. We <text:span text:style-name="T10">are not</text:span> used to eat raw fish.</text:p>
      <text:p text:style-name="P7"/>
      <text:p text:style-name="P8">p.89 A.3.</text:p>
      <text:p text:style-name="P8">The Azores are <text:span text:style-name="T5">a</text:span> group of islands in <text:span text:style-name="T5">the</text:span> Atlantic which belong to Portugal. On one of <text:span text:style-name="T5">the</text:span><text:span text:style-name="T11"> islands is </text:span><text:span text:style-name="T5">a</text:span><text:span text:style-name="T11"> mountain called Pico, which is </text:span><text:span text:style-name="T5">the</text:span><text:span text:style-name="T11"> highest mountain in </text:span><text:span text:style-name="T5">the</text:span><text:span text:style-name="T11"> country. </text:span><text:span text:style-name="T5">The</text:span><text:span text:style-name="T11"> islands were discovered in </text:span><text:span text:style-name="T5">the</text:span><text:span text:style-name="T11"> 14</text:span><text:span text:style-name="T12">th</text:span><text:span text:style-name="T11"> century by </text:span><text:span text:style-name="T5">a</text:span><text:span text:style-name="T11"> explorer from Europe.</text:span></text:p>
      <text:p text:style-name="P7"/>
      <text:p text:style-name="P9">p.89 B.5.</text:p>
      <text:p text:style-name="P11">Antartica is one of the most <text:span text:style-name="T5">inaccessible</text:span><text:span text:style-name="T11"> places on Earth.</text:span></text:p>
      <text:p text:style-name="P11">Impossible</text:p>
      <text:p text:style-name="P11">Unhospitable</text:p>
      <text:p text:style-name="P11">Unpleansant</text:p>
      <text:p text:style-name="P11">Incomplete</text:p>
      <text:p text:style-name="P11"/>
      <text:p text:style-name="P10">p.89 B.<text:span text:style-name="T13">6</text:span>.</text:p>
      <text:p text:style-name="P12">Afraid of</text:p>
      <text:p text:style-name="P12">Reliant</text:p>
      <text:p text:style-name="P12"/>
      <text:p text:style-name="P12">Proficient</text:p>
      <text:p text:style-name="P12"/>
      <text:p text:style-name="P12">Meticulous</text:p>
      <text:p text:style-name="P12">Laid back</text:p>
      <text:p text:style-name="P12">Averse</text:p>
      <text:p text:style-name="P12"/>
      <text:p text:style-name="P10">p.89 B.<text:span text:style-name="T13">7</text:span>.</text:p>
      <text:p text:style-name="P14">Africa is <text:span text:style-name="T5">to</text:span> the south <text:span text:style-name="T5">of</text:span> Europe. It is 8000 km <text:span text:style-name="T5">from</text:span> top <text:span text:style-name="T5">to</text:span> bottom and 7400 km <text:span text:style-name="T5">from</text:span> side <text:span text:style-name="T5">to</text:span> side. The equator crosses Africa about half-way <text:span text:style-name="T5">up</text:span>. Africa is between the Atlantic <text:span text:style-name="T5">in</text:span> the west and the Indian Ocean <text:span text:style-name="T5">in</text:span> the east. <text:span text:style-name="T14">Tha Sahara Desert is </text:span><text:span text:style-name="T5">to</text:span> the north of the continent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6:41:47.710678847</meta:creation-date>
    <dc:date>2021-11-08T16:47:37.723230606</dc:date>
    <meta:editing-duration>PT1H13M16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560" meta:character-count="3012" meta:non-whitespace-character-count="2489"/>
  </office:meta>
</office:document-meta>
</file>